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0d0fd" officeooo:paragraph-rsid="0010d0fd"/>
    </style:style>
    <style:style style:name="P2" style:family="paragraph" style:parent-style-name="Text_20_body">
      <style:paragraph-properties fo:margin-top="0cm" fo:margin-bottom="0cm" style:contextual-spacing="false"/>
      <style:text-properties officeooo:rsid="0010d0fd" officeooo:paragraph-rsid="0010d0fd"/>
    </style:style>
    <style:style style:name="P3" style:family="paragraph" style:parent-style-name="Text_20_body">
      <style:paragraph-properties fo:margin-top="0cm" fo:margin-bottom="0cm" style:contextual-spacing="false"/>
      <style:text-properties style:font-name="Noto Mono" fo:font-size="10pt" officeooo:rsid="0010d0fd" officeooo:paragraph-rsid="0010d0fd" style:font-size-asian="10pt" style:font-size-complex="10pt"/>
    </style:style>
    <style:style style:name="P4" style:family="paragraph" style:parent-style-name="Heading_20_1">
      <style:text-properties officeooo:rsid="0010d0fd" officeooo:paragraph-rsid="0010d0fd"/>
    </style:style>
    <style:style style:name="P5" style:family="paragraph" style:parent-style-name="Text_20_body">
      <style:paragraph-properties fo:margin-top="0cm" fo:margin-bottom="0cm" style:contextual-spacing="false" fo:break-before="page"/>
      <style:text-properties style:font-name="Noto Mono" fo:font-size="10pt" officeooo:rsid="0010d0fd" officeooo:paragraph-rsid="0010d0fd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Noto Mono" fo:font-size="10pt" officeooo:rsid="0010d0fd" officeooo:paragraph-rsid="0010d0fd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Лабораторная работа 11</text:h>
      <text:p text:style-name="P1">Липкин Григорий, А-18-21</text:p>
      <text:p text:style-name="P2">Разработать модули однонаправленного и двунаправленного списка из элементов в диапазоне и, возможно, упорядоченных заданным образом. <text:s/></text:p>
      <text:p text:style-name="P2">Модули должны обеспечивать следующие возможности работы со списками:</text:p>
      <text:p text:style-name="P2">- инициализацию</text:p>
      <text:p text:style-name="P2">- добавление:</text:p>
      <text:p text:style-name="P2"><text:s text:c="2"/>- в начало</text:p>
      <text:p text:style-name="P2"><text:s text:c="2"/>- в конец</text:p>
      <text:p text:style-name="P2"><text:s text:c="2"/>- после заданного элемента</text:p>
      <text:p text:style-name="P2"><text:s text:c="2"/>- до заданного (двунаправленный)</text:p>
      <text:p text:style-name="P2"><text:s text:c="2"/>- так, чтобы сохранялся определённый порядок</text:p>
      <text:p text:style-name="P2">- удаление элемента</text:p>
      <text:p text:style-name="P2">- удаление списка</text:p>
      <text:p text:style-name="P2">- ввод из текстового файла (до конца файла);</text:p>
      <text:p text:style-name="P2">- вывод на экран ( </text:p>
      <text:p text:style-name="P2"><text:s text:c="2"/>- однонаправленный в прямом порядке</text:p>
      <text:p text:style-name="P2"><text:s text:c="2"/>- двунаправленный в прямом и обратном порядке <text:s/></text:p>
      <text:p text:style-name="P2">- )</text:p>
      <text:p text:style-name="P2">- поиск в списке элемента, что `условие`:</text:p>
      <text:p text:style-name="P2"><text:s text:c="2"/>- в однонаправленном первый, удовлетворяющий `условию`</text:p>
      <text:p text:style-name="P2"><text:s text:c="2"/>- в двунаправленном первый и последний, удовлетворяющие `условию`</text:p>
      <text:p text:style-name="P2">- удаление элементов списка, удовлетворяющих условию.</text:p>
      <text:p text:style-name="P2"/>
      <text:p text:style-name="P2">Разработать программу, к которой будут поочерёдно подключаться разработанные модули. Программа должна сделать следующее:</text:p>
      <text:p text:style-name="P2">- ввести данные из файла с сохранением порядка элементов таким, какой есть в файле</text:p>
      <text:p text:style-name="P2">- добавить несколько элементов в начало списка и несколько элементов в конец списка</text:p>
      <text:p text:style-name="P2">- найти первый (и последний) элемент по заданному условию</text:p>
      <text:p text:style-name="P2">- удалить элементы из списка по заданному условию</text:p>
      <text:p text:style-name="P2">- удалить список</text:p>
      <text:p text:style-name="P2">- ввести данные из файла, добавляя элементы в список так, чтобы соблюдался порядок, указанный в задании;</text:p>
      <text:p text:style-name="P2">- найти первый (и последний) элемент по заданному условию;</text:p>
      <text:p text:style-name="P2">- удалить элементы из списка по заданному условию;</text:p>
      <text:p text:style-name="P2">- удалить список.</text:p>
      <text:p text:style-name="P2">- После каждого изменения выводить содержимое списка.</text:p>
      <text:p text:style-name="P2">Имена файлов передаются через параметры программы.</text:p>
      <text:p text:style-name="P2"/>
      <text:p text:style-name="P5">program main;</text:p>
      <text:p text:style-name="P3">uses listUnit, biListUnit;</text:p>
      <text:p text:style-name="P3"/>
      <text:p text:style-name="P3">function block(val : ListNodeType) : Boolean;</text:p>
      <text:p text:style-name="P3"><text:s text:c="4"/>begin</text:p>
      <text:p text:style-name="P3"><text:s text:c="8"/>block := (val.value = 'D') or (val.value = 'E');</text:p>
      <text:p text:style-name="P3"><text:s text:c="4"/>end;</text:p>
      <text:p text:style-name="P3">function conditionBlock(val1, val2 : ListNodeType) : Boolean;</text:p>
      <text:p text:style-name="P3"><text:s text:c="4"/>begin</text:p>
      <text:p text:style-name="P3"><text:s text:c="8"/>conditionBlock := (val1.value &gt;= val2.value);</text:p>
      <text:p text:style-name="P3"><text:s text:c="4"/>end;</text:p>
      <text:p text:style-name="P3">var aText : Text;</text:p>
      <text:p text:style-name="P3"><text:s text:c="4"/>list : ListType;</text:p>
      <text:p text:style-name="P3"><text:s text:c="4"/>aChar : Char;</text:p>
      <text:p text:style-name="P3">begin</text:p>
      <text:p text:style-name="P3"><text:s text:c="4"/>assign(aText, 'text.txt');</text:p>
      <text:p text:style-name="P3"><text:s text:c="4"/>reset(aText);</text:p>
      <text:p text:style-name="P3"><text:s text:c="4"/>readList(aText, list);</text:p>
      <text:p text:style-name="P3"><text:s text:c="4"/>close(aText);</text:p>
      <text:p text:style-name="P3"><text:s text:c="4"/>unshift(list, #10);</text:p>
      <text:p text:style-name="P3"><text:s text:c="4"/>unshift(list, #64);</text:p>
      <text:p text:style-name="P3"><text:s text:c="4"/>add(list, #81);</text:p>
      <text:p text:style-name="P3"><text:s text:c="4"/>add(list, #80);</text:p>
      <text:p text:style-name="P3"><text:s text:c="4"/>writeList(list);</text:p>
      <text:p text:style-name="P3"><text:s text:c="4"/>writeln(findByBlock(list, @block).value);</text:p>
      <text:p text:style-name="P3"><text:s text:c="4"/>reset(aText);</text:p>
      <text:p text:style-name="P3"><text:s text:c="4"/>while not EOF(aText) do begin</text:p>
      <text:p text:style-name="P3"><text:s text:c="8"/>read(aText, aChar);</text:p>
      <text:p text:style-name="P3"><text:s text:c="8"/>insertBy(@conditionBlock, list, aChar);</text:p>
      <text:p text:style-name="P3"><text:s text:c="4"/>end;</text:p>
      <text:p text:style-name="P3"><text:s text:c="4"/>close(aText);</text:p>
      <text:p text:style-name="P3"><text:s text:c="4"/>writeList(list);</text:p>
      <text:p text:style-name="P3"><text:s text:c="4"/>findByBlock(list, @block);</text:p>
      <text:p text:style-name="P3"><text:s text:c="4"/>deleteBy(@block, list);</text:p>
      <text:p text:style-name="P3"><text:s text:c="4"/>writeList(list);</text:p>
      <text:p text:style-name="P3"><text:s text:c="4"/>delete(list);</text:p>
      <text:p text:style-name="P3">end.</text:p>
      <text:p text:style-name="P3"/>
      <text:p text:style-name="P3">unit listUnit;</text:p>
      <text:p text:style-name="P3">interface</text:p>
      <text:p text:style-name="P3"><text:s text:c="4"/>type ListNodeType = record</text:p>
      <text:p text:style-name="P3"><text:s text:c="28"/>next <text:s/>: ^ListNodeType;</text:p>
      <text:p text:style-name="P3"><text:s text:c="28"/>value : Char;</text:p>
      <text:p text:style-name="P3"><text:s text:c="24"/>end;</text:p>
      <text:p text:style-name="P3"><text:s text:c="4"/>type ListType <text:s text:c="4"/>= record first <text:s/>: ^ListNodeType; end;</text:p>
      <text:p text:style-name="P3"><text:s text:c="4"/>type BlockType = function(val : ListNodeType) : Boolean;</text:p>
      <text:p text:style-name="P3"><text:s text:c="4"/>type ConditionBlockType = function(val1, val2 : ListNodeType) : Boolean;</text:p>
      <text:p text:style-name="P3"><text:s text:c="8"/>procedure init(var list : ListType); overload;</text:p>
      <text:p text:style-name="P3"><text:soft-page-break/><text:s text:c="8"/>function add(var list <text:s/>: ListType;</text:p>
      <text:p text:style-name="P3"><text:s text:c="21"/>var value : ListNodeType) : ListType; overload;</text:p>
      <text:p text:style-name="P3"><text:s text:c="8"/>function add(var list <text:s/>: ListType;</text:p>
      <text:p text:style-name="P3"><text:s text:c="21"/>value <text:s text:c="4"/>: Char) : ListType; overload;</text:p>
      <text:p text:style-name="P3"><text:s text:c="8"/>function unshift(var list <text:s/>: ListType;</text:p>
      <text:p text:style-name="P3"><text:s text:c="32"/>var value : ListNodeType) : ListType; overload;</text:p>
      <text:p text:style-name="P3"/>
      <text:p text:style-name="P3"><text:s text:c="8"/>function unshift(var list <text:s/>: ListType;</text:p>
      <text:p text:style-name="P3"><text:s text:c="29"/>value : Char) : ListType; overload;</text:p>
      <text:p text:style-name="P3"><text:s text:c="8"/>function inspect( const node : ListNodeType) : String; overload;</text:p>
      <text:p text:style-name="P3"><text:s text:c="8"/>function toString(const node : ListNodeType) : String; overload;</text:p>
      <text:p text:style-name="P3"><text:s text:c="8"/>function inspect( const list : ListType) <text:s text:c="4"/>: String; overload;</text:p>
      <text:p text:style-name="P3"><text:s text:c="8"/>function toString(const list : ListType) <text:s text:c="4"/>: String; overload;</text:p>
      <text:p text:style-name="P3"><text:s text:c="8"/>procedure writeList(const list : ListType); overload;</text:p>
      <text:p text:style-name="P3"><text:s text:c="8"/>function findNodeWithIndex(const node : ListNodeType; </text:p>
      <text:p text:style-name="P3"><text:s text:c="36"/>var index : Integer; </text:p>
      <text:p text:style-name="P3"><text:s text:c="39"/>number : Integer) : ListNodeType; overload;</text:p>
      <text:p text:style-name="P3"><text:s text:c="8"/>// inserts</text:p>
      <text:p text:style-name="P3"><text:s text:c="12"/>function insert(var list : ListType; </text:p>
      <text:p text:style-name="P3"><text:s text:c="38"/>what : ListNodeType;</text:p>
      <text:p text:style-name="P3"><text:s text:c="37"/>where : Integer) : ListType; overload;</text:p>
      <text:p text:style-name="P3"><text:s text:c="4"/>function delete(var list : ListType; where : Integer) : ListType; overload;</text:p>
      <text:p text:style-name="P3"><text:s text:c="4"/>procedure recursiveDelete(var node : ListNodeType); overload;</text:p>
      <text:p text:style-name="P3"><text:s text:c="4"/>procedure delete(var list <text:s/>: ListType); overload;</text:p>
      <text:p text:style-name="P3"><text:s text:c="4"/>function findByBlock(const node : ListNodeType; block : BlockType) : ListNodeType; overload;</text:p>
      <text:p text:style-name="P3"><text:s text:c="4"/>function findByBlock(const list : ListType; block : BlockType) : ListNodeType; overload;</text:p>
      <text:p text:style-name="P3"><text:s text:c="4"/>function insertBy(block : ConditionBlockType; node : ListNodeType; given : ListNodeType) : ListNodeType; overload;</text:p>
      <text:p text:style-name="P3"><text:s text:c="4"/>function insertBy(block : ConditionBlockType; const list : ListType; node : ListNodeType) : ListType; overload;</text:p>
      <text:p text:style-name="P3"><text:s text:c="4"/>function insertBy(block : ConditionBlockType; const list : ListType; val : Char) : ListType; overload;</text:p>
      <text:p text:style-name="P3"><text:s text:c="4"/>procedure deleteBy(block : BlockType; var node : ListNodeType); overload;</text:p>
      <text:p text:style-name="P3"><text:s text:c="4"/>function deleteBy(block : BlockType; var list : ListType) : ListType; overload;</text:p>
      <text:p text:style-name="P3"><text:s text:c="4"/>function readList(var aFile : Text; var list : ListType) : ListType; overload;</text:p>
      <text:p text:style-name="P3">implementation</text:p>
      <text:p text:style-name="P3"><text:s text:c="4"/>procedure init(var list : ListType);</text:p>
      <text:p text:style-name="P3"><text:s text:c="8"/>begin</text:p>
      <text:p text:style-name="P3"><text:s text:c="12"/>list.first := nil;</text:p>
      <text:p text:style-name="P3"><text:s text:c="8"/>end;</text:p>
      <text:p text:style-name="P3"/>
      <text:p text:style-name="P3"><text:s text:c="4"/>function add(var list <text:s/>: ListType;</text:p>
      <text:p text:style-name="P3"><text:s text:c="17"/>var value : ListNodeType) : ListType; overload;</text:p>
      <text:p text:style-name="P3"><text:s text:c="8"/>var elem : ListNodeType;</text:p>
      <text:p text:style-name="P3"><text:s text:c="8"/>begin</text:p>
      <text:p text:style-name="P3"><text:s text:c="12"/>// writeln('List#add');</text:p>
      <text:p text:style-name="P3"><text:soft-page-break/><text:s text:c="12"/>// writeln(toString(value));</text:p>
      <text:p text:style-name="P3"><text:s text:c="12"/>if (Pointer(list.first) = nil)</text:p>
      <text:p text:style-name="P3"><text:s text:c="12"/>then begin</text:p>
      <text:p text:style-name="P3"><text:s text:c="16"/>// writeln('List#add::then');</text:p>
      <text:p text:style-name="P3"><text:s text:c="16"/>list.first := @value;</text:p>
      <text:p text:style-name="P3"><text:s text:c="16"/>value.next := nil;</text:p>
      <text:p text:style-name="P3"><text:s text:c="12"/>end else begin</text:p>
      <text:p text:style-name="P3"><text:s text:c="16"/>// writeln('List#add::else');</text:p>
      <text:p text:style-name="P3"><text:s text:c="16"/>elem := ListNodeType(list.first^);</text:p>
      <text:p text:style-name="P3"><text:s text:c="16"/>while not (Pointer(elem.next) = nil) do begin</text:p>
      <text:p text:style-name="P3"><text:s text:c="20"/>elem := ListNodeType(elem.next^);</text:p>
      <text:p text:style-name="P3"><text:s text:c="16"/>end;</text:p>
      <text:p text:style-name="P3"><text:s text:c="16"/>elem.next := @value;</text:p>
      <text:p text:style-name="P3"><text:s text:c="12"/>end;</text:p>
      <text:p text:style-name="P3"><text:s text:c="12"/>// writeln('List#add -&gt; List#to_s');</text:p>
      <text:p text:style-name="P3"><text:s text:c="12"/>// writeln(toString(list));</text:p>
      <text:p text:style-name="P3"><text:s text:c="12"/>// writeln('List#to_s -&gt; List#add');</text:p>
      <text:p text:style-name="P3"><text:s text:c="12"/>// writeln;</text:p>
      <text:p text:style-name="P3"><text:s text:c="12"/>add := list;</text:p>
      <text:p text:style-name="P3"><text:s text:c="8"/>end;</text:p>
      <text:p text:style-name="P3"/>
      <text:p text:style-name="P3"><text:s text:c="4"/>function add(var list <text:s/>: ListType;</text:p>
      <text:p text:style-name="P3"><text:s text:c="17"/>value <text:s text:c="4"/>: Char) : ListType; overload;</text:p>
      <text:p text:style-name="P3"><text:s text:c="8"/>var valueNode : ListNodeType;</text:p>
      <text:p text:style-name="P3"><text:s text:c="8"/>begin</text:p>
      <text:p text:style-name="P3"><text:s text:c="12"/>valueNode.value := value;</text:p>
      <text:p text:style-name="P3"><text:s text:c="12"/>valueNode.next := nil;</text:p>
      <text:p text:style-name="P3"><text:s text:c="12"/>add := add(list, valueNode);</text:p>
      <text:p text:style-name="P3"><text:s text:c="8"/>end;</text:p>
      <text:p text:style-name="P3"/>
      <text:p text:style-name="P3"><text:s text:c="4"/>function unshift(var list <text:s/>: ListType;</text:p>
      <text:p text:style-name="P3"><text:s text:c="25"/>var value : ListNodeType) : ListType; overload;</text:p>
      <text:p text:style-name="P3"><text:s text:c="8"/>begin</text:p>
      <text:p text:style-name="P3"><text:s text:c="12"/>if (Pointer(list.first) = nil)</text:p>
      <text:p text:style-name="P3"><text:s text:c="12"/>then value.next := nil</text:p>
      <text:p text:style-name="P3"><text:s text:c="12"/>else value.next := list.first;</text:p>
      <text:p text:style-name="P3"><text:s text:c="12"/>list.first := @value;</text:p>
      <text:p text:style-name="P3"><text:s text:c="12"/>unshift := list;</text:p>
      <text:p text:style-name="P3"><text:s text:c="8"/>end;</text:p>
      <text:p text:style-name="P3"/>
      <text:p text:style-name="P3"><text:s text:c="4"/>function unshift(var list <text:s/>: ListType;</text:p>
      <text:p text:style-name="P3"><text:s text:c="25"/>value : Char) : ListType; overload;</text:p>
      <text:p text:style-name="P3"><text:s text:c="8"/>var valueNode : ListNodeType;</text:p>
      <text:p text:style-name="P3"><text:s text:c="8"/>begin</text:p>
      <text:p text:style-name="P3"><text:s text:c="12"/>valueNode.value := value;</text:p>
      <text:p text:style-name="P3"><text:s text:c="12"/>valueNode.next := nil;</text:p>
      <text:p text:style-name="P3"><text:s text:c="12"/>unshift := unshift(list, valueNode);</text:p>
      <text:p text:style-name="P3"><text:s text:c="8"/>end;</text:p>
      <text:p text:style-name="P3"><text:soft-page-break/></text:p>
      <text:p text:style-name="P3"><text:s text:c="4"/>function toString(const list : ListType) : String; overload;</text:p>
      <text:p text:style-name="P3"><text:s text:c="8"/>var toReturn : String;</text:p>
      <text:p text:style-name="P3"><text:s text:c="12"/>elem <text:s text:c="4"/>: ListNodeType;</text:p>
      <text:p text:style-name="P3"><text:s text:c="8"/>begin</text:p>
      <text:p text:style-name="P3"><text:s text:c="12"/>// writeln('List#to_s');</text:p>
      <text:p text:style-name="P3"><text:s text:c="12"/>toReturn := '';</text:p>
      <text:p text:style-name="P3"><text:s text:c="12"/>if (Pointer(list.first) = nil)</text:p>
      <text:p text:style-name="P3"><text:s text:c="12"/>then begin</text:p>
      <text:p text:style-name="P3"><text:s text:c="16"/>// writeln('List#to_s::then');</text:p>
      <text:p text:style-name="P3"><text:s text:c="12"/>end else begin</text:p>
      <text:p text:style-name="P3"><text:s text:c="16"/>// writeln('List#to_s::else');</text:p>
      <text:p text:style-name="P3"><text:s text:c="16"/>elem := list.first^;</text:p>
      <text:p text:style-name="P3"><text:s text:c="16"/>if Pointer(elem.next) = nil</text:p>
      <text:p text:style-name="P3"><text:s text:c="16"/>then begin</text:p>
      <text:p text:style-name="P3"><text:s text:c="20"/>// writeln('List#to_s::else::then');</text:p>
      <text:p text:style-name="P3"><text:s text:c="20"/>// writeln('List#to_s -&gt; Node#to_s');</text:p>
      <text:p text:style-name="P3"><text:s text:c="20"/>toReturn := toReturn + toString(elem);</text:p>
      <text:p text:style-name="P3"><text:s text:c="20"/>// writeln('Node#to_s -&gt; List#to_s');</text:p>
      <text:p text:style-name="P3"><text:s text:c="16"/>end else repeat</text:p>
      <text:p text:style-name="P3"><text:s text:c="20"/>// writeln('List#to_s::else::else::repeat');</text:p>
      <text:p text:style-name="P3"><text:s text:c="20"/>// writeln('List#to_s -&gt; Node#to_s');</text:p>
      <text:p text:style-name="P3"><text:s text:c="20"/>toReturn := toReturn + toString(elem);</text:p>
      <text:p text:style-name="P3"><text:s text:c="20"/>// writeln('Node#to_s -&gt; List#to_s');</text:p>
      <text:p text:style-name="P3"><text:s text:c="20"/>if not (Pointer(elem.next) = nil)</text:p>
      <text:p text:style-name="P3"><text:s text:c="20"/>then toReturn := toReturn + #10;</text:p>
      <text:p text:style-name="P3"><text:s text:c="20"/>elem := elem.next^;</text:p>
      <text:p text:style-name="P3"><text:s text:c="16"/>until Pointer(elem.next) = nil;</text:p>
      <text:p text:style-name="P3"><text:s text:c="12"/>end;</text:p>
      <text:p text:style-name="P3"><text:s text:c="12"/>toString := toReturn;</text:p>
      <text:p text:style-name="P3"><text:s text:c="8"/>end;</text:p>
      <text:p text:style-name="P3"/>
      <text:p text:style-name="P3"><text:s text:c="4"/>function toString(const node : ListNodeType) : String; overload;</text:p>
      <text:p text:style-name="P3"><text:s text:c="8"/>begin</text:p>
      <text:p text:style-name="P3"><text:s text:c="12"/>// write('Node#to_s');</text:p>
      <text:p text:style-name="P3"><text:s text:c="12"/>toString := String(node.value);</text:p>
      <text:p text:style-name="P3"><text:s text:c="8"/>end;</text:p>
      <text:p text:style-name="P3"/>
      <text:p text:style-name="P3"><text:s text:c="4"/>function inspect(const node : ListNodeType) : String; overload;</text:p>
      <text:p text:style-name="P3"><text:s text:c="8"/>begin</text:p>
      <text:p text:style-name="P3"><text:s text:c="12"/>inspect := node.value;</text:p>
      <text:p text:style-name="P3"><text:s text:c="8"/>end;</text:p>
      <text:p text:style-name="P3"/>
      <text:p text:style-name="P3"><text:s text:c="4"/>function inspect(const list : ListType) : String; overload;</text:p>
      <text:p text:style-name="P3"><text:s text:c="8"/>var toReturn : String;</text:p>
      <text:p text:style-name="P3"><text:s text:c="12"/>elem <text:s text:c="4"/>: ListNodeType;</text:p>
      <text:p text:style-name="P3"><text:s text:c="8"/>begin</text:p>
      <text:p text:style-name="P3"><text:s text:c="12"/>// writeln('List#to_s');</text:p>
      <text:p text:style-name="P3"><text:soft-page-break/><text:s text:c="12"/>toReturn := 'List[';</text:p>
      <text:p text:style-name="P3"><text:s text:c="12"/>if (Pointer(list.first) = nil)</text:p>
      <text:p text:style-name="P3"><text:s text:c="12"/>then begin</text:p>
      <text:p text:style-name="P3"><text:s text:c="16"/>// writeln('List#to_s::then');</text:p>
      <text:p text:style-name="P3"><text:s text:c="12"/>end else begin</text:p>
      <text:p text:style-name="P3"><text:s text:c="16"/>// writeln('List#to_s::else');</text:p>
      <text:p text:style-name="P3"><text:s text:c="16"/>elem := list.first^;</text:p>
      <text:p text:style-name="P3"><text:s text:c="16"/>if Pointer(elem.next) = nil</text:p>
      <text:p text:style-name="P3"><text:s text:c="16"/>then begin</text:p>
      <text:p text:style-name="P3"><text:s text:c="20"/>// writeln('List#to_s::else::then');</text:p>
      <text:p text:style-name="P3"><text:s text:c="20"/>// writeln('List#to_s -&gt; Node#to_s');</text:p>
      <text:p text:style-name="P3"><text:s text:c="20"/>toReturn := toReturn + inspect(elem);</text:p>
      <text:p text:style-name="P3"><text:s text:c="20"/>// writeln('Node#to_s -&gt; List#to_s');</text:p>
      <text:p text:style-name="P3"><text:s text:c="16"/>end else repeat</text:p>
      <text:p text:style-name="P3"><text:s text:c="20"/>// writeln('List#to_s::else::else::repeat');</text:p>
      <text:p text:style-name="P3"><text:s text:c="20"/>// writeln('List#to_s -&gt; Node#to_s');</text:p>
      <text:p text:style-name="P3"><text:s text:c="20"/>toReturn := toReturn + inspect(elem);</text:p>
      <text:p text:style-name="P3"><text:s text:c="20"/>// writeln('Node#to_s -&gt; List#to_s');</text:p>
      <text:p text:style-name="P3"><text:s text:c="20"/>if not (Pointer(elem.next) = nil)</text:p>
      <text:p text:style-name="P3"><text:s text:c="20"/>then toReturn := toReturn + ', ';</text:p>
      <text:p text:style-name="P3"><text:s text:c="20"/>elem := elem.next^;</text:p>
      <text:p text:style-name="P3"><text:s text:c="16"/>until Pointer(elem.next) = nil;</text:p>
      <text:p text:style-name="P3"><text:s text:c="12"/>end;</text:p>
      <text:p text:style-name="P3"><text:s text:c="12"/>inspect := toReturn + ']';</text:p>
      <text:p text:style-name="P3"><text:s text:c="8"/>end;</text:p>
      <text:p text:style-name="P3"/>
      <text:p text:style-name="P3"><text:s text:c="4"/>procedure writeList(const list : ListType); overload;</text:p>
      <text:p text:style-name="P3"><text:s text:c="8"/>begin</text:p>
      <text:p text:style-name="P3"><text:s text:c="12"/>write(toString(list));</text:p>
      <text:p text:style-name="P3"><text:s text:c="8"/>end;</text:p>
      <text:p text:style-name="P3"><text:s text:c="4"/>function findNodeWithIndex(const node : ListNodeType; </text:p>
      <text:p text:style-name="P3"><text:s text:c="32"/>var index : Integer; </text:p>
      <text:p text:style-name="P3"><text:s text:c="35"/>number : Integer) : ListNodeType; overload;</text:p>
      <text:p text:style-name="P3"><text:s text:c="8"/>begin</text:p>
      <text:p text:style-name="P3"><text:s text:c="12"/>if index = number</text:p>
      <text:p text:style-name="P3"><text:s text:c="12"/>then findNodeWithIndex := node</text:p>
      <text:p text:style-name="P3"><text:s text:c="12"/>else begin</text:p>
      <text:p text:style-name="P3"><text:s text:c="16"/>index := index + 1;</text:p>
      <text:p text:style-name="P3"><text:s text:c="16"/>findNodeWithIndex := findNodeWithIndex(</text:p>
      <text:p text:style-name="P3"><text:s text:c="20"/>node.next^, </text:p>
      <text:p text:style-name="P3"><text:s text:c="20"/>index, </text:p>
      <text:p text:style-name="P3"><text:s text:c="20"/>number</text:p>
      <text:p text:style-name="P3"><text:s text:c="16"/>)</text:p>
      <text:p text:style-name="P3"><text:s text:c="12"/>end;</text:p>
      <text:p text:style-name="P3"><text:s text:c="8"/>end;</text:p>
      <text:p text:style-name="P3"><text:s text:c="4"/>function insert(var list : ListType; </text:p>
      <text:p text:style-name="P3"><text:s text:c="24"/>what : ListNodeType;</text:p>
      <text:p text:style-name="P3"><text:s text:c="23"/>where : Integer) : ListType; overload;</text:p>
      <text:p text:style-name="P3"><text:soft-page-break/><text:s text:c="8"/>var index : Integer;</text:p>
      <text:p text:style-name="P3"><text:s text:c="12"/>node <text:s/>: ListNodeType;</text:p>
      <text:p text:style-name="P3"><text:s text:c="8"/>begin</text:p>
      <text:p text:style-name="P3"><text:s text:c="12"/>index := 0;</text:p>
      <text:p text:style-name="P3"><text:s text:c="12"/>node := findNodeWithIndex(list.first^, index, where);</text:p>
      <text:p text:style-name="P3"><text:s text:c="12"/>what.next := node.next;</text:p>
      <text:p text:style-name="P3"><text:s text:c="12"/>node.next := @what;</text:p>
      <text:p text:style-name="P3"><text:s text:c="12"/>insert := list;</text:p>
      <text:p text:style-name="P3"><text:s text:c="8"/>end;</text:p>
      <text:p text:style-name="P3"><text:s text:c="4"/>function delete(var list : ListType; where : Integer) : ListType; overload;</text:p>
      <text:p text:style-name="P3"><text:s text:c="8"/>var node <text:s/>: ListNodeType;</text:p>
      <text:p text:style-name="P3"><text:s text:c="12"/>index : Integer;</text:p>
      <text:p text:style-name="P3"><text:s text:c="8"/>begin</text:p>
      <text:p text:style-name="P3"><text:s text:c="12"/>index := 0;</text:p>
      <text:p text:style-name="P3"><text:s text:c="12"/>node := findNodeWithIndex(list.first^, index, where - 1);</text:p>
      <text:p text:style-name="P3"><text:s text:c="12"/>if not (Pointer(node.next^.next) = nil)</text:p>
      <text:p text:style-name="P3"><text:s text:c="12"/>then node.next := node.next^.next </text:p>
      <text:p text:style-name="P3"><text:s text:c="12"/>else node.next := nil;</text:p>
      <text:p text:style-name="P3"><text:s text:c="12"/>delete := list;</text:p>
      <text:p text:style-name="P3"><text:s text:c="8"/>end;</text:p>
      <text:p text:style-name="P3"><text:s text:c="4"/>procedure recursiveDelete(var node : ListNodeType); overload;</text:p>
      <text:p text:style-name="P3"><text:s text:c="8"/>begin</text:p>
      <text:p text:style-name="P3"><text:s text:c="12"/>if not (Pointer(node.next) = nil)</text:p>
      <text:p text:style-name="P3"><text:s text:c="12"/>then recursiveDelete(node.next^);</text:p>
      <text:p text:style-name="P3"><text:s text:c="12"/>node.next := nil;</text:p>
      <text:p text:style-name="P3"><text:s text:c="8"/>end;</text:p>
      <text:p text:style-name="P3"><text:s text:c="4"/>procedure delete(var list <text:s/>: ListType); overload;</text:p>
      <text:p text:style-name="P3"><text:s text:c="8"/>var elem : ListNodeType;</text:p>
      <text:p text:style-name="P3"><text:s text:c="8"/>begin</text:p>
      <text:p text:style-name="P3"><text:s text:c="12"/>if not (Pointer(list.first) = nil)</text:p>
      <text:p text:style-name="P3"><text:s text:c="12"/>then begin</text:p>
      <text:p text:style-name="P3"><text:s text:c="16"/>elem := list.first^;</text:p>
      <text:p text:style-name="P3"><text:s text:c="16"/>recursiveDelete(elem);</text:p>
      <text:p text:style-name="P3"><text:s text:c="12"/>end;</text:p>
      <text:p text:style-name="P3"><text:s text:c="8"/>end;</text:p>
      <text:p text:style-name="P3"/>
      <text:p text:style-name="P3"><text:s text:c="4"/>function findByBlock(const node : ListNodeType; block : BlockType) : ListNodeType; overload;</text:p>
      <text:p text:style-name="P3"><text:s text:c="8"/>begin</text:p>
      <text:p text:style-name="P3"><text:s text:c="12"/>if not(Pointer(node.next) = nil)</text:p>
      <text:p text:style-name="P3"><text:s text:c="12"/>then findByBlock := findByBlock(node.next^, block)</text:p>
      <text:p text:style-name="P3"><text:s text:c="12"/>else findByBlock := node;</text:p>
      <text:p text:style-name="P3"><text:s text:c="8"/>end;</text:p>
      <text:p text:style-name="P3"/>
      <text:p text:style-name="P3"><text:s text:c="4"/>function findByBlock(const list : ListType; block : BlockType) : ListNodeType; overload;</text:p>
      <text:p text:style-name="P3"><text:s text:c="8"/>begin</text:p>
      <text:p text:style-name="P3"><text:s text:c="12"/>if not(Pointer(list.first) = nil)</text:p>
      <text:p text:style-name="P3"><text:soft-page-break/><text:s text:c="12"/>then findByBlock := findByBlock(list.first^, block);</text:p>
      <text:p text:style-name="P3"><text:s text:c="8"/>end;</text:p>
      <text:p text:style-name="P3"/>
      <text:p text:style-name="P3"><text:s text:c="4"/>function insertBy(block : ConditionBlockType; node : ListNodeType; given : ListNodeType) : ListNodeType; overload;</text:p>
      <text:p text:style-name="P3"><text:s text:c="8"/>begin</text:p>
      <text:p text:style-name="P3"><text:s text:c="12"/>if Pointer(node.next) = nil</text:p>
      <text:p text:style-name="P3"><text:s text:c="12"/>then begin</text:p>
      <text:p text:style-name="P3"><text:s text:c="16"/>node.next := @given;</text:p>
      <text:p text:style-name="P3"><text:s text:c="16"/>given.next := @node;</text:p>
      <text:p text:style-name="P3"><text:s text:c="12"/>end</text:p>
      <text:p text:style-name="P3"><text:s text:c="12"/>else</text:p>
      <text:p text:style-name="P3"><text:s text:c="12"/>if block(node, given) and block(given, node.next^)</text:p>
      <text:p text:style-name="P3"><text:s text:c="12"/>then begin</text:p>
      <text:p text:style-name="P3"><text:s text:c="16"/>given.next := node.next;</text:p>
      <text:p text:style-name="P3"><text:s text:c="16"/>node.next := @given;</text:p>
      <text:p text:style-name="P3"><text:s text:c="12"/>end</text:p>
      <text:p text:style-name="P3"><text:s text:c="12"/>else insertBy := insertBy(block, node.next^, given);</text:p>
      <text:p text:style-name="P3"><text:s text:c="8"/>end;</text:p>
      <text:p text:style-name="P3"/>
      <text:p text:style-name="P3"><text:s text:c="4"/>function insertBy(block : ConditionBlockType; const list : ListType; node : ListNodeType) : ListType; overload;</text:p>
      <text:p text:style-name="P3"><text:s text:c="8"/>begin</text:p>
      <text:p text:style-name="P3"><text:s text:c="12"/>insertBy(block, list.first^, node);</text:p>
      <text:p text:style-name="P3"><text:s text:c="12"/>insertBy := list;</text:p>
      <text:p text:style-name="P3"><text:s text:c="8"/>end;</text:p>
      <text:p text:style-name="P3"><text:s text:c="4"/>function insertBy(block : ConditionBlockType; const list : ListType; val : Char) : ListType; overload;</text:p>
      <text:p text:style-name="P3"><text:s text:c="8"/>var node : ListNodeType;</text:p>
      <text:p text:style-name="P3"><text:s text:c="8"/>begin</text:p>
      <text:p text:style-name="P3"><text:s text:c="12"/>node.value := val;</text:p>
      <text:p text:style-name="P3"><text:s text:c="12"/>node.next := nil;</text:p>
      <text:p text:style-name="P3"><text:s text:c="12"/>insertBy := insertBy(block, list, node);</text:p>
      <text:p text:style-name="P3"><text:s text:c="8"/>end;</text:p>
      <text:p text:style-name="P3"><text:s text:c="4"/>procedure deleteBy(block : BlockType; var node : ListNodeType); overload;</text:p>
      <text:p text:style-name="P3"><text:s text:c="8"/>begin</text:p>
      <text:p text:style-name="P3"><text:s text:c="12"/>if Pointer(node.next) &lt;&gt; nil</text:p>
      <text:p text:style-name="P3"><text:s text:c="12"/>then begin</text:p>
      <text:p text:style-name="P3"><text:s text:c="16"/>if block(node.next^)</text:p>
      <text:p text:style-name="P3"><text:s text:c="16"/>then node.next := node.next^.next;</text:p>
      <text:p text:style-name="P3"><text:s text:c="16"/>deleteBy(block, node.next^);</text:p>
      <text:p text:style-name="P3"><text:s text:c="12"/>end;</text:p>
      <text:p text:style-name="P3"><text:s text:c="8"/>end;</text:p>
      <text:p text:style-name="P3"><text:s text:c="4"/>function deleteBy(block : BlockType; var list : ListType) : ListType; overload;</text:p>
      <text:p text:style-name="P3"><text:s text:c="8"/>begin</text:p>
      <text:p text:style-name="P3"><text:s text:c="12"/>deleteBy(block, list.first^);</text:p>
      <text:p text:style-name="P3"><text:s text:c="12"/>deleteBy := list;</text:p>
      <text:p text:style-name="P3"><text:s text:c="8"/>end;</text:p>
      <text:p text:style-name="P3"><text:soft-page-break/><text:s text:c="4"/>function readList(var aFile : Text; var list : ListType) : ListType; overload;</text:p>
      <text:p text:style-name="P3"><text:s text:c="8"/>var aChar : Char;</text:p>
      <text:p text:style-name="P3"><text:s text:c="8"/>begin</text:p>
      <text:p text:style-name="P3"><text:s text:c="12"/>aChar := #0;</text:p>
      <text:p text:style-name="P3"/>
      <text:p text:style-name="P3"><text:s text:c="12"/>while not EOF(aFile) do begin</text:p>
      <text:p text:style-name="P3"><text:s text:c="16"/>read(aFile, aChar);</text:p>
      <text:p text:style-name="P3"><text:s text:c="16"/>add(list, aChar);</text:p>
      <text:p text:style-name="P3"><text:s text:c="12"/>end;</text:p>
      <text:p text:style-name="P3"><text:s text:c="12"/>readList := list;</text:p>
      <text:p text:style-name="P3"><text:s text:c="8"/>end;</text:p>
      <text:p text:style-name="P3">end.</text:p>
      <text:p text:style-name="P3"/>
      <text:p text:style-name="P3">{$MODE OBJFPC}</text:p>
      <text:p text:style-name="P3">unit biListUnit;</text:p>
      <text:p text:style-name="P3">interface</text:p>
      <text:p text:style-name="P3"><text:s text:c="4"/>uses sysUtils;</text:p>
      <text:p text:style-name="P3"><text:s text:c="4"/>type BiListNodeType = record next, last : ^BiListNodeType;</text:p>
      <text:p text:style-name="P3"><text:s text:c="33"/>value <text:s text:c="5"/>: Char;</text:p>
      <text:p text:style-name="P3"><text:s text:c="26"/>end;</text:p>
      <text:p text:style-name="P3"><text:s text:c="4"/>type BiListType = record first, last : ^BiListNodeType; end;</text:p>
      <text:p text:style-name="P3"><text:s text:c="4"/>type BlockType = function(val : BiListNodeType) : Boolean;</text:p>
      <text:p text:style-name="P3"><text:s text:c="4"/>type ConditionBlockType = function(val1, val2 : BiListNodeType) : Boolean;</text:p>
      <text:p text:style-name="P3"><text:s text:c="4"/>function last(const node : BiListNodeType) : BiListNodeType; overload;</text:p>
      <text:p text:style-name="P3"><text:s text:c="4"/>function init(var list : BiListType) : BiListType; overload;</text:p>
      <text:p text:style-name="P3"><text:s text:c="4"/>function last(const list : BiListType) : BiListNodeType; overload;</text:p>
      <text:p text:style-name="P3"><text:s text:c="4"/>function add(var list : BiListType; value : char) : BiListType;</text:p>
      <text:p text:style-name="P3"><text:s text:c="4"/>function add(var list : BiListType;</text:p>
      <text:p text:style-name="P3"><text:s text:c="21"/>node : BiListNodeType</text:p>
      <text:p text:style-name="P3"><text:s text:c="16"/>) <text:s text:c="8"/>: BiListType; overload;</text:p>
      <text:p text:style-name="P3"><text:s text:c="4"/>function unshift(var list : BiListType;</text:p>
      <text:p text:style-name="P3"><text:s text:c="25"/>node : BiListNodeType</text:p>
      <text:p text:style-name="P3"><text:s text:c="20"/>) <text:s text:c="8"/>: BiListType; overload;</text:p>
      <text:p text:style-name="P3"><text:s text:c="4"/>function get(var list : BiListType; which : Integer) : BiListNodeType; overload;</text:p>
      <text:p text:style-name="P3"><text:s text:c="4"/>function get(var node <text:s text:c="10"/>: BiListNodeType;</text:p>
      <text:p text:style-name="P3"><text:s text:c="21"/>counter, which : Integer</text:p>
      <text:p text:style-name="P3"><text:s text:c="16"/>) <text:s text:c="18"/>: BiListNodeType; overload;</text:p>
      <text:p text:style-name="P3"><text:s text:c="4"/>procedure deleteBy(block : BlockType; var node : BiListNodeType); overload;</text:p>
      <text:p text:style-name="P3"><text:s text:c="4"/>function deleteBy(block : BlockType; var list : BiListType) : BiListType; overload;</text:p>
      <text:p text:style-name="P3"><text:s text:c="4"/>function readList(var aFile : Text; var list : BiListType) : BiListType; overload;</text:p>
      <text:p text:style-name="P3"><text:s text:c="4"/>function insertBy(block : ConditionBlockType; const list : BiListType; node : BiListNodeType) : BiListType; overload;</text:p>
      <text:p text:style-name="P3">implementation</text:p>
      <text:p text:style-name="P3"><text:s text:c="4"/>function init(var list : BiListType) : BiListType; overload;</text:p>
      <text:p text:style-name="P3"><text:s text:c="8"/>begin</text:p>
      <text:p text:style-name="P3"><text:soft-page-break/><text:s text:c="12"/>list.first := nil;</text:p>
      <text:p text:style-name="P3"><text:s text:c="12"/>list.last <text:s/>:= nil;</text:p>
      <text:p text:style-name="P3"><text:s text:c="12"/>init := list;</text:p>
      <text:p text:style-name="P3"><text:s text:c="8"/>end;</text:p>
      <text:p text:style-name="P3"/>
      <text:p text:style-name="P3"><text:s text:c="4"/>function last(const node : BiListNodeType) : BiListNodeType; overload;</text:p>
      <text:p text:style-name="P3"><text:s text:c="8"/>begin</text:p>
      <text:p text:style-name="P3"><text:s text:c="12"/>if Pointer(node.next) = nil</text:p>
      <text:p text:style-name="P3"><text:s text:c="12"/>then last := node</text:p>
      <text:p text:style-name="P3"><text:s text:c="12"/>else last := last(node.next^);</text:p>
      <text:p text:style-name="P3"><text:s text:c="8"/>end;</text:p>
      <text:p text:style-name="P3"><text:s text:c="4"/>function last(const list : BiListType) : BiListNodeType; overload;</text:p>
      <text:p text:style-name="P3"><text:s text:c="8"/>begin</text:p>
      <text:p text:style-name="P3"><text:s text:c="12"/>last := list.last^;</text:p>
      <text:p text:style-name="P3"><text:s text:c="8"/>end;</text:p>
      <text:p text:style-name="P3"><text:s text:c="4"/>function add(var list : BiListType; value : char) : BiListType;</text:p>
      <text:p text:style-name="P3"><text:s text:c="8"/>var node : BiListNodeType;</text:p>
      <text:p text:style-name="P3"><text:s text:c="8"/>begin</text:p>
      <text:p text:style-name="P3"><text:s text:c="12"/>node.last := nil;</text:p>
      <text:p text:style-name="P3"><text:s text:c="12"/>node.next := nil;</text:p>
      <text:p text:style-name="P3"><text:s text:c="12"/>node.value := value;</text:p>
      <text:p text:style-name="P3"><text:s text:c="12"/>add := add(list, node)</text:p>
      <text:p text:style-name="P3"><text:s text:c="8"/>end;</text:p>
      <text:p text:style-name="P3"><text:s text:c="4"/>function add(</text:p>
      <text:p text:style-name="P3"><text:s text:c="12"/>var list : BiListType;</text:p>
      <text:p text:style-name="P3"><text:s text:c="12"/>node : BiListNodeType</text:p>
      <text:p text:style-name="P3"><text:s text:c="8"/>) : BiListType; overload;</text:p>
      <text:p text:style-name="P3"><text:s text:c="8"/>var last : BiListNodeType;</text:p>
      <text:p text:style-name="P3"><text:s text:c="8"/>begin</text:p>
      <text:p text:style-name="P3"><text:s text:c="12"/>if Pointer(list.first) = nil</text:p>
      <text:p text:style-name="P3"><text:s text:c="12"/>then begin</text:p>
      <text:p text:style-name="P3"><text:s text:c="16"/>list.first := @node;</text:p>
      <text:p text:style-name="P3"><text:s text:c="16"/>list.last <text:s/>:= @node;</text:p>
      <text:p text:style-name="P3"><text:s text:c="12"/>end</text:p>
      <text:p text:style-name="P3"><text:s text:c="12"/>else begin</text:p>
      <text:p text:style-name="P3"><text:s text:c="16"/>last := list.last^;</text:p>
      <text:p text:style-name="P3"><text:s text:c="16"/>last.next := @node;</text:p>
      <text:p text:style-name="P3"><text:s text:c="16"/>node.last := @last;</text:p>
      <text:p text:style-name="P3"><text:s text:c="16"/>list.last := @node;</text:p>
      <text:p text:style-name="P3"><text:s text:c="12"/>end;</text:p>
      <text:p text:style-name="P3"><text:s text:c="12"/>add := list;</text:p>
      <text:p text:style-name="P3"><text:s text:c="8"/>end;</text:p>
      <text:p text:style-name="P3"/>
      <text:p text:style-name="P3"><text:s text:c="4"/>function unshift(var list : BiListType;</text:p>
      <text:p text:style-name="P3"><text:s text:c="25"/>node : BiListNodeType</text:p>
      <text:p text:style-name="P3"><text:s text:c="20"/>) <text:s text:c="8"/>: BiListType; overload;</text:p>
      <text:p text:style-name="P3"><text:s text:c="8"/>var first : BiListNodeType;</text:p>
      <text:p text:style-name="P3"><text:s text:c="8"/>begin</text:p>
      <text:p text:style-name="P3"><text:soft-page-break/><text:s text:c="12"/>if Pointer(list.first) = nil</text:p>
      <text:p text:style-name="P3"><text:s text:c="12"/>then begin</text:p>
      <text:p text:style-name="P3"><text:s text:c="16"/>list.first := @node;</text:p>
      <text:p text:style-name="P3"><text:s text:c="16"/>list.last <text:s/>:= @node;</text:p>
      <text:p text:style-name="P3"><text:s text:c="12"/>end</text:p>
      <text:p text:style-name="P3"><text:s text:c="12"/>else begin</text:p>
      <text:p text:style-name="P3"><text:s text:c="16"/>first := list.first^;</text:p>
      <text:p text:style-name="P3"><text:s text:c="16"/>first.last := @node;</text:p>
      <text:p text:style-name="P3"><text:s text:c="16"/>node.next <text:s/>:= @first;</text:p>
      <text:p text:style-name="P3"><text:s text:c="16"/>list.first := @node;</text:p>
      <text:p text:style-name="P3"><text:s text:c="12"/>end;</text:p>
      <text:p text:style-name="P3"><text:s text:c="12"/>unshift := list;</text:p>
      <text:p text:style-name="P3"><text:s text:c="8"/>end;</text:p>
      <text:p text:style-name="P3"><text:s text:c="4"/>function get(var node <text:s text:c="10"/>: BiListNodeType;</text:p>
      <text:p text:style-name="P3"><text:s text:c="21"/>counter, which : Integer</text:p>
      <text:p text:style-name="P3"><text:s text:c="16"/>) <text:s text:c="18"/>: BiListNodeType; overload;</text:p>
      <text:p text:style-name="P3"><text:s text:c="8"/>begin</text:p>
      <text:p text:style-name="P3"><text:s text:c="12"/>if counter = which</text:p>
      <text:p text:style-name="P3"><text:s text:c="12"/>then get := node</text:p>
      <text:p text:style-name="P3"><text:s text:c="12"/>else</text:p>
      <text:p text:style-name="P3"><text:s text:c="12"/>if Pointer(node.next) = nil</text:p>
      <text:p text:style-name="P3"><text:s text:c="12"/>then writeln('No such node!')</text:p>
      <text:p text:style-name="P3"><text:s text:c="12"/>else get := get(node.next^, counter + 1, which);</text:p>
      <text:p text:style-name="P3"><text:s text:c="8"/>end;</text:p>
      <text:p text:style-name="P3"><text:s text:c="4"/>function get(var list : BiListType; which : Integer) : BiListNodeType; overload;</text:p>
      <text:p text:style-name="P3"><text:s text:c="8"/>begin</text:p>
      <text:p text:style-name="P3"><text:s text:c="12"/>get := get(list.first^, 0, which);</text:p>
      <text:p text:style-name="P3"><text:s text:c="8"/>end;</text:p>
      <text:p text:style-name="P3"><text:s text:c="4"/>function insert(var list <text:s text:c="5"/>: BiListType;</text:p>
      <text:p text:style-name="P3"><text:s text:c="24"/>node <text:s text:c="5"/>: BiListNodeType;</text:p>
      <text:p text:style-name="P3"><text:s text:c="24"/>afterWhat : Integer</text:p>
      <text:p text:style-name="P3"><text:s text:c="19"/>) <text:s text:c="13"/>: BiListType; overload;</text:p>
      <text:p text:style-name="P3"><text:s text:c="8"/>var nodeBefore, nodeAfter : BiListNodeType;</text:p>
      <text:p text:style-name="P3"><text:s text:c="8"/>begin</text:p>
      <text:p text:style-name="P3"><text:s text:c="12"/>nodeBefore := get(list, afterWhat);</text:p>
      <text:p text:style-name="P3"><text:s text:c="12"/>nodeAfter <text:s/>:= nodeBefore.next^;</text:p>
      <text:p text:style-name="P3"><text:s text:c="12"/>nodeBefore.next := @node;</text:p>
      <text:p text:style-name="P3"><text:s text:c="12"/>nodeAfter.last <text:s/>:= @node;</text:p>
      <text:p text:style-name="P3"><text:s text:c="12"/>node.last := @nodeBefore;</text:p>
      <text:p text:style-name="P3"><text:s text:c="12"/>node.next := @nodeAfter;</text:p>
      <text:p text:style-name="P3"><text:s text:c="12"/>insert := list;</text:p>
      <text:p text:style-name="P3"><text:s text:c="8"/>end;</text:p>
      <text:p text:style-name="P3"><text:s text:c="4"/>function findBy(block : BlockType; node : BiListNodeType) : BiListNodeType; overload;</text:p>
      <text:p text:style-name="P3"><text:s text:c="8"/>begin</text:p>
      <text:p text:style-name="P3"><text:s text:c="12"/>if block(node)</text:p>
      <text:p text:style-name="P3"><text:s text:c="12"/>then findBy := node</text:p>
      <text:p text:style-name="P3"><text:soft-page-break/><text:s text:c="12"/>else</text:p>
      <text:p text:style-name="P3"><text:s text:c="12"/>if Pointer(node.next) = nil</text:p>
      <text:p text:style-name="P3"><text:s text:c="12"/>then writeln('Not found')</text:p>
      <text:p text:style-name="P3"><text:s text:c="12"/>else findBy := findBy(block, node.next^);</text:p>
      <text:p text:style-name="P3"><text:s text:c="8"/>end;</text:p>
      <text:p text:style-name="P3"><text:s text:c="4"/>function rFindBy(block : BlockType; node : BiListNodeType) : BiListNodeType; overload;</text:p>
      <text:p text:style-name="P3"><text:s text:c="8"/>begin</text:p>
      <text:p text:style-name="P3"><text:s text:c="12"/>if block(node)</text:p>
      <text:p text:style-name="P3"><text:s text:c="12"/>then rFindBy := node</text:p>
      <text:p text:style-name="P3"><text:s text:c="12"/>else</text:p>
      <text:p text:style-name="P3"><text:s text:c="12"/>if Pointer(node.last) = nil</text:p>
      <text:p text:style-name="P3"><text:s text:c="12"/>then writeln('Not found')</text:p>
      <text:p text:style-name="P3"><text:s text:c="12"/>else rFindBy := rFindBy(block, node.last^);</text:p>
      <text:p text:style-name="P3"><text:s text:c="8"/>end;</text:p>
      <text:p text:style-name="P3"><text:s text:c="4"/>function rFindBy(block : BlockType; const list : BiListType) : BiListNodeType; overload;</text:p>
      <text:p text:style-name="P3"><text:s text:c="8"/>begin rFindBy := rFindBy(block, list.last^); end;</text:p>
      <text:p text:style-name="P3"><text:s text:c="4"/>function findBy(block : BlockType; var list : BiListType) : BiListNodeType; overload;</text:p>
      <text:p text:style-name="P3"><text:s text:c="8"/>begin</text:p>
      <text:p text:style-name="P3"><text:s text:c="12"/>findBy := findBy(block, list.first^);</text:p>
      <text:p text:style-name="P3"><text:s text:c="8"/>end;</text:p>
      <text:p text:style-name="P3"/>
      <text:p text:style-name="P3"><text:s text:c="4"/>function insertBy(block : ConditionBlockType; node : BiListNodeType; given : BiListNodeType) : BiListNodeType; overload;</text:p>
      <text:p text:style-name="P3"><text:s text:c="8"/>begin</text:p>
      <text:p text:style-name="P3"><text:s text:c="12"/>if Pointer(node.next) = nil</text:p>
      <text:p text:style-name="P3"><text:s text:c="12"/>then begin</text:p>
      <text:p text:style-name="P3"><text:s text:c="16"/>node.next := @given;</text:p>
      <text:p text:style-name="P3"><text:s text:c="16"/>given.last := @node;</text:p>
      <text:p text:style-name="P3"><text:s text:c="12"/>end</text:p>
      <text:p text:style-name="P3"><text:s text:c="12"/>else</text:p>
      <text:p text:style-name="P3"><text:s text:c="12"/>if block(node, given) and block(given, node.next^)</text:p>
      <text:p text:style-name="P3"><text:s text:c="12"/>then begin</text:p>
      <text:p text:style-name="P3"><text:s text:c="16"/>given.next := node.next;</text:p>
      <text:p text:style-name="P3"><text:s text:c="16"/>node.next := @given;</text:p>
      <text:p text:style-name="P3"><text:s text:c="16"/>given.last := @node;</text:p>
      <text:p text:style-name="P3"><text:s text:c="12"/>end</text:p>
      <text:p text:style-name="P3"><text:s text:c="12"/>else insertBy := insertBy(block, node.next^, given);</text:p>
      <text:p text:style-name="P3"><text:s text:c="8"/>end;</text:p>
      <text:p text:style-name="P3"/>
      <text:p text:style-name="P3"><text:s text:c="4"/>function insertBy(block : ConditionBlockType; const list : BiListType; node : BiListNodeType) : BiListType; overload;</text:p>
      <text:p text:style-name="P3"><text:s text:c="8"/>begin</text:p>
      <text:p text:style-name="P3"><text:s text:c="12"/>insertBy(block, list.first^, node);</text:p>
      <text:p text:style-name="P3"><text:s text:c="12"/>insertBy := list;</text:p>
      <text:p text:style-name="P3"><text:s text:c="8"/>end;</text:p>
      <text:p text:style-name="P3"><text:soft-page-break/><text:s text:c="4"/>procedure deleteBy(block : BlockType; var node : BiListNodeType); overload;</text:p>
      <text:p text:style-name="P3"><text:s text:c="8"/>begin</text:p>
      <text:p text:style-name="P3"><text:s text:c="12"/>if block(node)</text:p>
      <text:p text:style-name="P3"><text:s text:c="12"/>then begin</text:p>
      <text:p text:style-name="P3"><text:s text:c="16"/>node.last^.next := node.next;</text:p>
      <text:p text:style-name="P3"><text:s text:c="16"/>node.next^.last := node.last;</text:p>
      <text:p text:style-name="P3"><text:s text:c="12"/>end;</text:p>
      <text:p text:style-name="P3"><text:s text:c="12"/>if Pointer(node.next) &lt;&gt; nil</text:p>
      <text:p text:style-name="P3"><text:s text:c="12"/>then deleteBy(block, node.next^);</text:p>
      <text:p text:style-name="P3"><text:s text:c="8"/>end;</text:p>
      <text:p text:style-name="P3"><text:s text:c="4"/>function deleteBy(block : BlockType; var list : BiListType) : BiListType; overload;</text:p>
      <text:p text:style-name="P3"><text:s text:c="8"/>begin</text:p>
      <text:p text:style-name="P3"><text:s text:c="12"/>deleteBy(block, list.first^);</text:p>
      <text:p text:style-name="P3"><text:s text:c="12"/>deleteBy := list;</text:p>
      <text:p text:style-name="P3"><text:s text:c="8"/>end;</text:p>
      <text:p text:style-name="P3"><text:s text:c="4"/>function readList(var aFile : Text; var list : BiListType) : BiListType; overload;</text:p>
      <text:p text:style-name="P3"><text:s text:c="8"/>var aChar : Char;</text:p>
      <text:p text:style-name="P3"><text:s text:c="8"/>begin</text:p>
      <text:p text:style-name="P3"><text:s text:c="12"/>aChar := #0;</text:p>
      <text:p text:style-name="P3"/>
      <text:p text:style-name="P3"><text:s text:c="12"/>while not EOF(aFile) do begin</text:p>
      <text:p text:style-name="P3"><text:s text:c="16"/>read(aFile, aChar);</text:p>
      <text:p text:style-name="P3"><text:s text:c="16"/>add(list, aChar);</text:p>
      <text:p text:style-name="P3"><text:s text:c="12"/>end;</text:p>
      <text:p text:style-name="P3"><text:s text:c="12"/>readList := list;</text:p>
      <text:p text:style-name="P3"><text:s text:c="8"/>end;</text:p>
      <text:p text:style-name="P3"><text:s text:c="4"/>procedure writeList(const node : BiListNodeType); overload;</text:p>
      <text:p text:style-name="P3"><text:s text:c="8"/>begin</text:p>
      <text:p text:style-name="P3"><text:s text:c="12"/>writeln(node.value);</text:p>
      <text:p text:style-name="P3"><text:s text:c="12"/>if Pointer(node.next) &lt;&gt; nil</text:p>
      <text:p text:style-name="P3"><text:s text:c="12"/>then writeList(node.next^);</text:p>
      <text:p text:style-name="P3"><text:s text:c="8"/>end;</text:p>
      <text:p text:style-name="P3"><text:s text:c="4"/>procedure writeList(const list : BiListType); overload;</text:p>
      <text:p text:style-name="P3"><text:s text:c="8"/>begin</text:p>
      <text:p text:style-name="P3"><text:s text:c="12"/>if Pointer(list.first) &lt;&gt; nil</text:p>
      <text:p text:style-name="P3"><text:s text:c="12"/>then writeList(list.first^)</text:p>
      <text:p text:style-name="P3"><text:s text:c="12"/>else writeln('Nil list@first');</text:p>
      <text:p text:style-name="P3"><text:s text:c="8"/>end;</text:p>
      <text:p text:style-name="P3"/>
      <text:p text:style-name="P3"><text:s text:c="4"/>procedure rWriteList(const node : BiListNodeType); overload;</text:p>
      <text:p text:style-name="P3"><text:s text:c="8"/>begin</text:p>
      <text:p text:style-name="P3"><text:s text:c="12"/>writeln(node.value);</text:p>
      <text:p text:style-name="P3"><text:s text:c="12"/>if Pointer(node.last) &lt;&gt; nil</text:p>
      <text:p text:style-name="P3"><text:s text:c="12"/>then rWriteList(node.last^);</text:p>
      <text:p text:style-name="P3"><text:s text:c="8"/>end;</text:p>
      <text:p text:style-name="P3"><text:s text:c="4"/>procedure rWriteList(const list : BiListType); overload;</text:p>
      <text:p text:style-name="P3"><text:soft-page-break/><text:s text:c="8"/>begin</text:p>
      <text:p text:style-name="P3"><text:s text:c="12"/>if Pointer(list.last) &lt;&gt; nil</text:p>
      <text:p text:style-name="P3"><text:s text:c="12"/>then rWriteList(list.last^)</text:p>
      <text:p text:style-name="P3"><text:s text:c="12"/>else writeln('Nil list@last');</text:p>
      <text:p text:style-name="P3"><text:s text:c="8"/>end;</text:p>
      <text:p text:style-name="P3">en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3.2$Linux_X86_64 LibreOffice_project/4985bca6212b77bf8c7a86bceeb2084ec86f4b6b</meta:generator>
    <meta:editing-cycles>0</meta:editing-cycles>
    <meta:editing-duration>P0D</meta:editing-duration>
    <meta:document-statistic meta:table-count="0" meta:image-count="0" meta:object-count="0" meta:page-count="14" meta:paragraph-count="569" meta:word-count="2169" meta:character-count="21855" meta:non-whitespace-character-count="14253"/>
  </office:meta>
</office:document-meta>
</file>